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AC000003ACD630624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7cm" draw:z-index="0"><draw:image xlink:href="Pictures/10000201000003AC000003ACD63062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1-12T12:32:00</meta:creation-date>
    <meta:document-statistic meta:table-count="0" meta:image-count="1" meta:object-count="0" meta:page-count="1" meta:paragraph-count="0" meta:word-count="0" meta:character-count="0"/>
    <dc:date>2017-01-12T12:41:27</dc:date>
    <dc:creator>Jeroen Broks</dc:creator>
    <meta:editing-duration>PT9M30S</meta:editing-duration>
    <meta:editing-cycles>1</meta:editing-cycles>
    <meta:generator>OpenOffice/4.1.1$Unix OpenOffice.org_project/411m6$Build-9775</meta:generator>
  </office:meta>
</office:document-meta>
</file>